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F0000007CF42A3E23.png" manifest:media-type="image/png"/>
  <manifest:file-entry manifest:full-path="Pictures/10000000000002CE000000F9FF944ADD.png" manifest:media-type="image/png"/>
  <manifest:file-entry manifest:full-path="Pictures/10000000000003A5000001C9C5BAB563.png" manifest:media-type="image/png"/>
  <manifest:file-entry manifest:full-path="Pictures/10000000000001EB000000D65463AF78.png" manifest:media-type="image/png"/>
  <manifest:file-entry manifest:full-path="Pictures/10000000000001E7000000FB20B0013A.png" manifest:media-type="image/png"/>
  <manifest:file-entry manifest:full-path="Pictures/10000000000003C200000194AF0C980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5.00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7.547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23cm" fo:min-width="1.978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7cm" fo:min-width="8.256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4.46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8.18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8.613cm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82cm, 0cm, 0cm)" draw:image-opacity="100%" style:mirror="none" loext:decorative="false"/>
    </style:style>
    <style:style style:name="gr1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13cm" fo:padding-top="0.15cm" fo:padding-bottom="0.15cm" fo:padding-left="0.275cm" fo:padding-right="0.27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1cm" svg:height="12.088cm" svg:x="1.682cm" svg:y="1.55cm">
          <draw:image xlink:href="Pictures/10000000000003A5000001C9C5BAB563.png" xlink:type="simple" xlink:show="embed" xlink:actuate="onLoad" draw:mime-type="image/png">
            <text:p/>
          </draw:image>
        </draw:frame>
        <draw:custom-shape draw:style-name="gr2" draw:text-style-name="P2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255cm" svg:height="1.62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13.47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993cm" svg:height="6.586cm" svg:x="3.81cm" svg:y="1.905cm">
          <draw:image xlink:href="Pictures/10000000000002CE000000F9FF944ADD.png" xlink:type="simple" xlink:show="embed" xlink:actuate="onLoad" draw:mime-type="image/png">
            <text:p/>
          </draw:image>
        </draw:frame>
        <draw:custom-shape draw:style-name="gr6" draw:text-style-name="P2" draw:layer="layout" svg:width="8.89cm" svg:height="0.871cm" svg:x="3.81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882cm" svg:height="6.639cm" svg:x="3.175cm" svg:y="1.27cm">
          <draw:image xlink:href="Pictures/10000000000001E7000000FB20B0013A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0.63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3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5.448cm" svg:height="10.686cm" svg:x="1.299cm" svg:y="2.251cm">
          <draw:image xlink:href="Pictures/10000000000003C200000194AF0C9804.png" xlink:type="simple" xlink:show="embed" xlink:actuate="onLoad" draw:mime-type="image/png">
            <text:p/>
          </draw:image>
        </draw:frame>
        <draw:custom-shape draw:style-name="gr8" draw:text-style-name="P2" draw:layer="layout" svg:width="8.89cm" svg:height="1.625cm" svg:x="1.27cm" svg:y="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12.8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988cm" svg:height="5.66cm" svg:x="1.905cm" svg:y="1.325cm">
          <draw:image xlink:href="Pictures/10000000000001EB000000D65463AF78.png" xlink:type="simple" xlink:show="embed" xlink:actuate="onLoad" draw:mime-type="image/png">
            <text:p/>
          </draw:image>
        </draw:frame>
        <draw:custom-shape draw:style-name="gr9" draw:text-style-name="P2" draw:layer="layout" svg:width="9.225cm" svg:height="0.635cm" svg:x="2.54cm" svg:y="5.3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5.874cm" svg:height="3.279cm" svg:x="1.905cm" svg:y="7.516cm">
          <draw:image xlink:href="Pictures/100000000000025F0000007CF42A3E23.png" xlink:type="simple" xlink:show="embed" xlink:actuate="onLoad" draw:mime-type="image/png">
            <text:p/>
          </draw:image>
        </draw:frame>
        <draw:custom-shape draw:style-name="gr11" draw:text-style-name="P2" draw:layer="layout" svg:width="8.225cm" svg:height="0.635cm" svg:x="3.205cm" svg:y="8.4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17T15:53:55.161000000</dc:date>
    <meta:editing-duration>PT3H28M1S</meta:editing-duration>
    <meta:editing-cycles>3</meta:editing-cycles>
    <meta:generator>LibreOffice/7.6.4.1$Windows_X86_64 LibreOffice_project/e19e193f88cd6c0525a17fb7a176ed8e6a3e2aa1</meta:generator>
    <meta:document-statistic meta:object-count="51"/>
  </office:meta>
</office:document-meta>
</file>